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85df" officeooo:paragraph-rsid="001385d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385df" officeooo:paragraph-rsid="001385df" fo:background-color="#f7d1d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85df" officeooo:paragraph-rsid="001385df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1385df" officeooo:paragraph-rsid="001385df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paragraph-rsid="001385df"/>
    </style:style>
    <style:style style:name="P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385df"/>
    </style:style>
    <style:style style:name="T2" style:family="text">
      <style:text-properties fo:color="#000000" loext:opacity="100%" fo:font-weight="bold" officeooo:rsid="001385df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tividade 01) Atividades de pré-limpeza</text:p>
      <text:p text:style-name="P1"/>
      <text:p text:style-name="P3">Visão geral da atividade:</text:p>
      <text:p text:style-name="P1"/>
      <text:p text:style-name="P4">Agora que você aprendeu a se preparar para a Limpeza de dados, pode parar por um momento e refletir sobre essas etapas. Nesta autorreflexão, você considerará seus pensamentos sobre a importância das atividades de pré-limpeza e responderá a breves perguntas.</text:p>
      <text:p text:style-name="P5">Essa autorreflexão o ajudará a desenvolver insights sobre seu próprio aprendizado e o preparará para aplicar seu conhecimento sobre atividades de pré-limpeza e dados insuficientes ao seu próprio trabalho de Limpeza de dados. Ao responder às perguntas - e fazer suas próprias perguntas -, você considerará conceitos, práticas e princípios para ajudar a refinar sua compreensão e reforçar sua Aprendizagem. Você fez o trabalho árduo, portanto, certifique-se de tirar o máximo proveito dele: Essa reflexão ajudará a fixar seu conhecimento!</text:p>
      <text:p text:style-name="P1"/>
      <text:p text:style-name="P1">Considere o que você aprendeu sobre insuficiência de dados e as etapas para evitá-la:</text:p>
      <text:p text:style-name="P1"/>
      <text:list text:style-name="L1">
        <text:list-item>
          <text:p text:style-name="P6"><text:span text:style-name="T1">Por que é importante concluir as etapas de pré-limpeza antes da Limpeza de dados?</text:span></text:p>
        </text:list-item>
      </text:list>
      <text:list text:style-name="L2">
        <text:list-item>
          <text:p text:style-name="P7">Que problemas podem ocorrer se você não seguir essas etapas?</text:p>
        </text:list-item>
      </text:list>
      <text:p text:style-name="P8"><text:line-break/><text:span text:style-name="T2">Resposta:</text:span></text:p>
      <text:p text:style-name="P8">As etapas de pré-limpeza são cruciais para o entendimento dos dados que tenho em mãos. A princípio, esses dados devem ser analisados para avaliar seu nível de confiabilidade, integridade e suficiência. Antes de trabalhar efetivamente com os dados, é necessário verificar se eles estão alinhados aos objetivos de negócio, se são incompletos e se apresentam inconsistências ou erros.</text:p>
      <text:p text:style-name="Text_20_body">Todo esse estudo é de suma importância, pois permite identificar quais processamentos devem ser realizados, quais mudanças são necessárias no projeto e se os dados realmente devem avançar para etapas mais profundas, como a limpeza de dados e a análise para a obtenção de insights.</text:p>
      <text:p text:style-name="Text_20_body">Caso essas etapas não sejam seguidas, há o risco de não compreender os dados de forma eficaz, o que pode resultar em perda de produtividade no projeto e no uso de dados potencialmente não confiáveis. Portanto, a realização das atividades de pré-limpeza é essencial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9:59:06.838368339</meta:creation-date>
    <dc:date>2026-01-13T20:43:50.186338562</dc:date>
    <meta:editing-duration>PT34M19S</meta:editing-duration>
    <meta:editing-cycles>1</meta:editing-cycles>
    <meta:document-statistic meta:table-count="0" meta:image-count="0" meta:object-count="0" meta:page-count="1" meta:paragraph-count="11" meta:word-count="317" meta:character-count="2021" meta:non-whitespace-character-count="1716"/>
    <meta:generator>LibreOffice/24.8.2.1$Linux_X86_64 LibreOffice_project/480$Build-1</meta:generator>
  </office:meta>
</office:document-meta>
</file>